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5412" officeooo:paragraph-rsid="00185412"/>
    </style:style>
    <style:style style:name="P2" style:family="paragraph" style:parent-style-name="Standard">
      <style:paragraph-properties fo:text-align="center" style:justify-single-word="false"/>
      <style:text-properties officeooo:rsid="00185412" officeooo:paragraph-rsid="00185412"/>
    </style:style>
    <style:style style:name="P3" style:family="paragraph" style:parent-style-name="Standard">
      <style:text-properties fo:font-weight="bold" officeooo:rsid="00185412" officeooo:paragraph-rsid="00185412" style:font-weight-asian="bold" style:font-weight-complex="bold"/>
    </style:style>
    <style:style style:name="P4" style:family="paragraph" style:parent-style-name="Standard">
      <style:text-properties fo:font-weight="bold" officeooo:rsid="00185412" officeooo:paragraph-rsid="001a7639" style:font-weight-asian="bold" style:font-weight-complex="bold"/>
    </style:style>
    <style:style style:name="P5" style:family="paragraph" style:parent-style-name="Standard">
      <style:text-properties fo:font-weight="bold" officeooo:rsid="001a7639" officeooo:paragraph-rsid="001a7639" style:font-weight-asian="bold" style:font-weight-complex="bold"/>
    </style:style>
    <style:style style:name="P6" style:family="paragraph" style:parent-style-name="Standard">
      <style:text-properties fo:font-weight="bold" officeooo:rsid="001af175" officeooo:paragraph-rsid="001af175" style:font-weight-asian="bold" style:font-weight-complex="bold"/>
    </style:style>
    <style:style style:name="P7" style:family="paragraph" style:parent-style-name="Standard">
      <style:text-properties fo:font-weight="bold" officeooo:rsid="001b841a" officeooo:paragraph-rsid="001b841a" style:font-weight-asian="bold" style:font-weight-complex="bold"/>
    </style:style>
    <style:style style:name="P8" style:family="paragraph" style:parent-style-name="Standard">
      <style:text-properties fo:font-weight="normal" officeooo:rsid="00185412" officeooo:paragraph-rsid="00185412" style:font-weight-asian="normal" style:font-weight-complex="normal"/>
    </style:style>
    <style:style style:name="P9" style:family="paragraph" style:parent-style-name="Standard">
      <style:text-properties fo:font-weight="normal" officeooo:rsid="001a7639" officeooo:paragraph-rsid="001a7639" style:font-weight-asian="normal" style:font-weight-complex="normal"/>
    </style:style>
    <style:style style:name="P10" style:family="paragraph" style:parent-style-name="Standard">
      <style:text-properties fo:font-weight="normal" officeooo:rsid="001af175" officeooo:paragraph-rsid="001af175" style:font-weight-asian="normal" style:font-weight-complex="normal"/>
    </style:style>
    <style:style style:name="P11" style:family="paragraph" style:parent-style-name="Standard">
      <style:text-properties fo:font-weight="normal" officeooo:rsid="001b841a" officeooo:paragraph-rsid="001b841a" style:font-weight-asian="normal" style:font-weight-complex="normal"/>
    </style:style>
    <style:style style:name="P12" style:family="paragraph" style:parent-style-name="Standard">
      <style:text-properties fo:font-weight="normal" officeooo:rsid="001d2545" officeooo:paragraph-rsid="001d2545" style:font-weight-asian="normal" style:font-weight-complex="normal"/>
    </style:style>
    <style:style style:name="P13" style:family="paragraph" style:parent-style-name="Standard">
      <style:text-properties style:font-name="Liberation Serif" fo:font-size="12pt" fo:font-style="italic" fo:font-weight="normal" officeooo:rsid="001a7639" officeooo:paragraph-rsid="001a7639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1b841a" officeooo:paragraph-rsid="001b841a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1d2545" officeooo:paragraph-rsid="001d2545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rsid="001a7639" officeooo:paragraph-rsid="00185412" style:font-weight-asian="normal" style:font-weight-complex="normal"/>
    </style:style>
    <style:style style:name="P17" style:family="paragraph" style:parent-style-name="Preformatted_20_Text">
      <style:text-properties style:font-name="Liberation Serif" fo:font-size="12pt" fo:font-style="italic" fo:font-weight="normal" officeooo:rsid="00185412" officeooo:paragraph-rsid="00185412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Preformatted_20_Text">
      <style:text-properties style:font-name="Liberation Serif" fo:font-size="12pt" fo:font-style="italic" fo:font-weight="normal" officeooo:rsid="001af175" officeooo:paragraph-rsid="001af175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text-properties style:font-name="Liberation Serif" fo:font-size="12pt" fo:font-style="italic" fo:font-weight="normal" officeooo:rsid="001b841a" officeooo:paragraph-rsid="001b841a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Preformatted_20_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P21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P22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style="italic" officeooo:paragraph-rsid="001a7639" style:font-size-asian="12pt" style:font-style-asian="italic" style:font-size-complex="12pt" style:font-style-complex="italic"/>
    </style:style>
    <style:style style:name="P23" style:family="paragraph" style:parent-style-name="Preformatted_20_Text"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Preformatted_20_Text"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a763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6666ff" loext:char-shading-value="0" style:font-weight-asian="bold" style:font-weight-complex="bold"/>
    </style:style>
    <style:style style:name="T5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0000" loext:char-shading-value="0"/>
    </style:style>
    <style:style style:name="T9" style:family="text">
      <style:text-properties fo:background-color="#6666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GULAR JS</text:p>
      <text:p text:style-name="P1">GLOSSÁRIO</text:p>
      <text:p text:style-name="P3">Data-binding: <text:span text:style-name="T1">É a sincronização automática dos dados entre o MODEL e os componentes da VIEW. A VIEW é a projeção do MODEL.</text:span></text:p>
      <text:p text:style-name="P4">{{}}: <text:span text:style-name="T1">É onde o Angular define onde serão feitos os data-binding*</text:span></text:p>
      <text:p text:style-name="P6">$scope: <text:span text:style-name="T1">Comunicação entre a VIEW e o CONTROLLER</text:span></text:p>
      <text:p text:style-name="P16"/>
      <text:p text:style-name="P9"/>
      <text:p text:style-name="P1">Framework MVC JavaScript mantido pelo Google.</text:p>
      <text:p text:style-name="P1"/>
      <text:p text:style-name="P3">Diretivas</text:p>
      <text:p text:style-name="P8">Elementos do framework definidas dentro do HTML para que a manipulação do DOM seja feita de forma mais transparente ou adicionar novos comportamentos às tags.</text:p>
      <text:p text:style-name="P8">Ex<text:span text:style-name="T2">1</text:span>:</text:p>
      <text:p text:style-name="P17">&lt;html <text:span text:style-name="T3">ng-app</text:span>&gt; </text:p>
      <text:p text:style-name="P20"><text:s text:c="2"/>&lt;head&gt;</text:p>
      <text:p text:style-name="Preformatted_20_Text"><text:span text:style-name="T5"><text:s text:c="4"/>&lt;script src="</text:span><text:a xlink:type="simple" xlink:href="http://ajax.googleapis.com/ajax/libs/angularjs/1.0.7/angular.min.js" text:style-name="Internet_20_link" text:visited-style-name="Visited_20_Internet_20_Link"><text:span text:style-name="T5">http://ajax.googleapis.com/ajax/libs/angularjs/1.0.7/angular.min.js</text:span></text:a><text:span text:style-name="T5">"&gt;&lt;/script&gt;</text:span></text:p>
      <text:p text:style-name="P20"><text:s text:c="2"/>&lt;/head&gt; </text:p>
      <text:p text:style-name="P20"><text:s text:c="2"/>&lt;body&gt;</text:p>
      <text:p text:style-name="P20"><text:s text:c="4"/>&lt;input <text:span text:style-name="T3">ng-model</text:span>='nome'&gt;&lt;span&gt;{{nome}}&lt;/span&gt; </text:p>
      <text:p text:style-name="P20"><text:s text:c="2"/>&lt;/body&gt;</text:p>
      <text:p text:style-name="P22">&lt;/html&gt;</text:p>
      <text:p text:style-name="P13">Ex2:</text:p>
      <text:p text:style-name="P17">&lt;html ng-app&gt;</text:p>
      <text:p text:style-name="P20"><text:s text:c="2"/>&lt;head&gt;</text:p>
      <text:p text:style-name="P20"><text:s text:c="4"/>&lt;script src="http://ajax.googleapis.com/ajax/libs/angularjs/1.0.7/angular.min.js"&gt;&lt;/script&gt;</text:p>
      <text:p text:style-name="P20"><text:s text:c="2"/>&lt;/head&gt;</text:p>
      <text:p text:style-name="P20"><text:s text:c="2"/>&lt;body <text:span text:style-name="T3">ng-init</text:span>="bairroDoLimoeiro=['Mônica', 'Magali', 'Cascão', 'Cebolinha']"&gt;</text:p>
      <text:p text:style-name="P20"><text:s text:c="4"/>&lt;table&gt;</text:p>
      <text:p text:style-name="P20"><text:s text:c="6"/>&lt;tr <text:span text:style-name="T3">ng-repeat</text:span>="pessoa in bairroDoLimoeiro"&gt;</text:p>
      <text:p text:style-name="P20"><text:s text:c="8"/>&lt;td&gt;{{pessoa}}&lt;/td&gt;</text:p>
      <text:p text:style-name="P20"><text:s text:c="6"/>&lt;/tr&gt;</text:p>
      <text:p text:style-name="P20"><text:s text:c="4"/>&lt;/table&gt;</text:p>
      <text:p text:style-name="P20"><text:s text:c="2"/>&lt;/body&gt;</text:p>
      <text:p text:style-name="P21">&lt;/html&gt;</text:p>
      <text:p text:style-name="P9">ng-init: executa algumas tarefas antes do início da aplicação, nesse caso ele inicializa o array.</text:p>
      <text:p text:style-name="P9">ng-repeat: recebe como parâmetro uma expressão de repetição que controla quantas vezes a tag onde ela está definida será renderizada.</text:p>
      <text:p text:style-name="P9"/>
      <text:p text:style-name="P5">Controller</text:p>
      <text:p text:style-name="P9">Comportamento por trás do DOM e é também responsável por inicializar e/ou adicionar comportamentos ao objeto $scope*.</text:p>
      <text:p text:style-name="P9">A diretiva <text:span text:style-name="T3">ng-controller </text:span>é utilizada para definir em qual parte do documento HTML ele será utilizado.</text:p>
      <text:p text:style-name="P10">Ex3:</text:p>
      <text:p text:style-name="P18">&lt;html <text:span text:style-name="T3">ng-app</text:span>&gt;</text:p>
      <text:p text:style-name="P20"><text:s text:c="2"/>&lt;head&gt;</text:p>
      <text:p text:style-name="P20"><text:s text:c="4"/>&lt;script src="http://ajax.googleapis.com/ajax/libs/angularjs/1.0.7/angular.min.js"&gt;&lt;/script&gt;</text:p>
      <text:p text:style-name="P20"><text:s text:c="2"/>&lt;/head&gt;</text:p>
      <text:p text:style-name="P20"><text:s text:c="2"/>&lt;body&gt;</text:p>
      <text:p text:style-name="P20"><text:soft-page-break/><text:s text:c="4"/>&lt;table <text:span text:style-name="T3">ng-controller</text:span>='SimpleController'&gt;</text:p>
      <text:p text:style-name="P20"><text:s text:c="6"/>&lt;tr <text:span text:style-name="T3">ng-repeat</text:span>="pessoa in bairroDoLimoeiro"&gt;</text:p>
      <text:p text:style-name="P20"><text:s text:c="8"/>&lt;td&gt;{{pessoa}}&lt;/td&gt;</text:p>
      <text:p text:style-name="P20"><text:s text:c="6"/>&lt;/tr&gt;</text:p>
      <text:p text:style-name="P20"><text:s text:c="4"/>&lt;/table&gt;</text:p>
      <text:p text:style-name="P20"><text:s/></text:p>
      <text:p text:style-name="P20"><text:s text:c="4"/>&lt;script&gt;</text:p>
      <text:p text:style-name="P20"><text:s text:c="6"/>function SimpleController($scope){</text:p>
      <text:p text:style-name="P20"><text:s text:c="8"/>$scope.bairroDoLimoeiro = ['Mônica', 'Magali', 'Cascão', 'Cebolinha'];</text:p>
      <text:p text:style-name="P20"><text:s text:c="6"/>}</text:p>
      <text:p text:style-name="P20"><text:s text:c="4"/>&lt;/script&gt;</text:p>
      <text:p text:style-name="P20"><text:s text:c="2"/>&lt;/body&gt;</text:p>
      <text:p text:style-name="P21">&lt;/html&gt;</text:p>
      <text:p text:style-name="P10">O código faz exatamente a mesma coisa que o anterior só que agora o array está sendo definido no objeto $scope*. Isso possibilita que a nossa VIEW conheça o array mesmo ele não sendo declarado dentro dela.</text:p>
      <text:p text:style-name="P10">$scope é injetado no CONTROLLER. A injeção acontece na hora que ele está sendo instanciado.</text:p>
      <text:p text:style-name="P10"/>
      <text:p text:style-name="P10">Ex4:</text:p>
      <text:p text:style-name="P18">&lt;html <text:span text:style-name="T3">ng-app</text:span>&gt;</text:p>
      <text:p text:style-name="P20"><text:s text:c="2"/>&lt;head&gt;</text:p>
      <text:p text:style-name="P20"><text:s text:c="4"/>&lt;script src="http://ajax.googleapis.com/ajax/libs/angularjs/1.0.7/angular.min.js"&gt;&lt;/script&gt;</text:p>
      <text:p text:style-name="P20"><text:s text:c="2"/>&lt;/head&gt;</text:p>
      <text:p text:style-name="P20"><text:s text:c="2"/>&lt;body<text:span text:style-name="T3"> ng-controller</text:span><text:span text:style-name="T1">='SimpleController'</text:span>&gt;</text:p>
      <text:p text:style-name="P20"><text:s text:c="4"/></text:p>
      <text:p text:style-name="P20"><text:s text:c="4"/>&lt;input type='text' <text:span text:style-name="T3">ng-model</text:span><text:span text:style-name="T1">='name'</text:span>&gt;</text:p>
      <text:p text:style-name="P20"><text:s text:c="4"/>&lt;input type='button' <text:span text:style-name="T3">ng-click</text:span><text:span text:style-name="T1">='addName()'</text:span> value='adicionar'&gt;</text:p>
      <text:p text:style-name="P20"><text:s/></text:p>
      <text:p text:style-name="P20"><text:s text:c="4"/>&lt;table&gt;</text:p>
      <text:p text:style-name="P20"><text:s text:c="6"/>&lt;tr <text:span text:style-name="T3">ng-repeat</text:span>="pessoa in bairroDoLimoeiro"&gt;</text:p>
      <text:p text:style-name="P20"><text:s text:c="8"/>&lt;td&gt;{{pessoa}}&lt;/td&gt;</text:p>
      <text:p text:style-name="P20"><text:s text:c="6"/>&lt;/tr&gt;</text:p>
      <text:p text:style-name="P20"><text:s text:c="4"/>&lt;/table&gt;</text:p>
      <text:p text:style-name="P20"><text:s/></text:p>
      <text:p text:style-name="P20"><text:s text:c="4"/>&lt;script&gt;</text:p>
      <text:p text:style-name="P20"><text:s text:c="6"/>function SimpleController($scope){</text:p>
      <text:p text:style-name="P20"><text:s text:c="8"/>$scope.bairroDoLimoeiro = ['Mônica', 'Magali', 'Cascão', 'Cebolinha'];</text:p>
      <text:p text:style-name="P20"><text:s/></text:p>
      <text:p text:style-name="P20"><text:s text:c="8"/>$scope.addName = function(){</text:p>
      <text:p text:style-name="P20"><text:s text:c="10"/>if($scope.bairroDoLimoeiro.indexOf($scope.name) == -1){//Se não contém o nome</text:p>
      <text:p text:style-name="P20"><text:s text:c="12"/>$scope.bairroDoLimoeiro.push($scope.name);</text:p>
      <text:p text:style-name="P20"><text:s text:c="12"/>$scope.name = '';//Limpa o input</text:p>
      <text:p text:style-name="P20"><text:s text:c="10"/>}</text:p>
      <text:p text:style-name="P20"><text:s text:c="8"/>}</text:p>
      <text:p text:style-name="P20"><text:s text:c="6"/>}</text:p>
      <text:p text:style-name="P20"><text:s text:c="4"/>&lt;/script&gt;</text:p>
      <text:p text:style-name="P20"><text:s/></text:p>
      <text:p text:style-name="P20"><text:s text:c="2"/>&lt;/body&gt;</text:p>
      <text:p text:style-name="P21">&lt;/html&gt;</text:p>
      <text:p text:style-name="P10">Ao colocar a diretiva ng-controller, o Angular entende que tudo o que está dentro do elemento é <text:soft-page-break/>controlado pelo CONTROLLER. </text:p>
      <text:p text:style-name="P10"><text:span text:style-name="T3">ng-click</text:span>: funciona como o onClick</text:p>
      <text:p text:style-name="P7">!! No Angular o Model de uma View é considerado todos os atributos adicionados ao objeto $scope.</text:p>
      <text:p text:style-name="P7"/>
      <text:p text:style-name="P7">Módulos</text:p>
      <text:p text:style-name="P11">Componentes que realizam a inicialização e encapsulam os controllers, diretivas, services e routes de uma aplicação. Definidos pela diretiva ng-app.</text:p>
      <text:p text:style-name="P11">Ex5:</text:p>
      <text:p text:style-name="P19">&lt;html <text:span text:style-name="T3">ng-app</text:span>='AngularIntro'&gt;</text:p>
      <text:p text:style-name="P20"><text:s text:c="2"/>&lt;head&gt;</text:p>
      <text:p text:style-name="P20"><text:s text:c="4"/>&lt;script src="http://ajax.googleapis.com/ajax/libs/angularjs/1.0.7/angular.min.js"&gt;&lt;/script&gt;</text:p>
      <text:p text:style-name="P20"><text:s text:c="2"/>&lt;/head&gt;</text:p>
      <text:p text:style-name="P20"><text:s text:c="2"/>&lt;body <text:span text:style-name="T3">ng-controller</text:span>='SimpleController'&gt;</text:p>
      <text:p text:style-name="P20"><text:s text:c="4"/></text:p>
      <text:p text:style-name="P20"><text:s text:c="4"/>&lt;input type='text' <text:span text:style-name="T3">ng-model</text:span>='name'&gt;</text:p>
      <text:p text:style-name="P20"><text:s text:c="4"/>&lt;input type='button' value='Adicionar' <text:span text:style-name="T3">ng-click</text:span>='addName()'&gt;</text:p>
      <text:p text:style-name="P20"><text:s/></text:p>
      <text:p text:style-name="P20"><text:s text:c="4"/>&lt;table&gt;</text:p>
      <text:p text:style-name="P20"><text:s text:c="6"/>&lt;tr <text:span text:style-name="T3">ng-repeat</text:span>="pessoa in bairroDoLimoeiro"&gt;</text:p>
      <text:p text:style-name="P20"><text:s text:c="8"/>&lt;td&gt;{{pessoa}}&lt;/td&gt;</text:p>
      <text:p text:style-name="P20"><text:s text:c="6"/>&lt;/tr&gt;</text:p>
      <text:p text:style-name="P20"><text:s text:c="4"/>&lt;/table&gt;</text:p>
      <text:p text:style-name="P20"><text:s/></text:p>
      <text:p text:style-name="P20"><text:s text:c="4"/>&lt;script&gt;</text:p>
      <text:p text:style-name="P20"><text:s text:c="6"/>//Inicialização do módulo</text:p>
      <text:p text:style-name="P20"><text:s text:c="6"/><text:span text:style-name="T3">var module = angular.module('AngularIntro', []);</text:span></text:p>
      <text:p text:style-name="P20"><text:s/></text:p>
      <text:p text:style-name="P20"><text:s text:c="6"/>//Adição do Controller ao módulo</text:p>
      <text:p text:style-name="P20"><text:s text:c="6"/><text:span text:style-name="T3">module.controller('SimpleController', function($scope){</text:span></text:p>
      <text:p text:style-name="P23"><text:s text:c="5"/><text:span text:style-name="T1"><text:s text:c="3"/>$scope.bairroDoLimoeiro = ['Mônica', 'Magali', 'Cascão', 'Cebolinha'];</text:span></text:p>
      <text:p text:style-name="P24"><text:s/></text:p>
      <text:p text:style-name="P20"><text:s text:c="8"/>$scope.addName = function(){</text:p>
      <text:p text:style-name="P20"><text:s text:c="10"/>var name = $scope.name;</text:p>
      <text:p text:style-name="P20"><text:s text:c="10"/>if($scope.bairroDoLimoeiro.indexOf(name) == -1)</text:p>
      <text:p text:style-name="P20"><text:s text:c="12"/>$scope.bairroDoLimoeiro.push(name);</text:p>
      <text:p text:style-name="P20"><text:s text:c="10"/>$scope.name = '';</text:p>
      <text:p text:style-name="P20"><text:s text:c="8"/>}</text:p>
      <text:p text:style-name="P20"><text:s text:c="6"/>});</text:p>
      <text:p text:style-name="P20"><text:s text:c="4"/>&lt;/script&gt;</text:p>
      <text:p text:style-name="P20"><text:s/></text:p>
      <text:p text:style-name="P20"><text:s text:c="2"/>&lt;/body&gt;</text:p>
      <text:p text:style-name="P21">&lt;/html&gt;</text:p>
      <text:p text:style-name="P11">Criar um novo módulo utilizamos </text:p>
      <text:p text:style-name="P14">var module = angular.module('moduleName', []);</text:p>
      <text:p text:style-name="P11">primeiro parâmetro define o nome do módulo e o segundo é um array de dependências (nesse caso, nenhuma). Serve basicamente pra que outro CONTROLLER use os componentes através de services.</text:p>
      <text:p text:style-name="P11"/>
      <text:p text:style-name="P7">Services</text:p>
      <text:p text:style-name="P11">Compartilhar informações entre controllers, servir como comunicação com o servidor e também ser <text:soft-page-break/>a camada que contém a <text:span text:style-name="T3">lógica de negócio</text:span>, deixando o controller cuidar somente do fluxo da aplicação.</text:p>
      <text:p text:style-name="P11">Ex6:</text:p>
      <text:p text:style-name="P19">&lt;html <text:span text:style-name="T3">ng-app</text:span>='<text:span text:style-name="T7">AngularIntro</text:span>'&gt;</text:p>
      <text:p text:style-name="P20"><text:s text:c="2"/>&lt;head&gt;</text:p>
      <text:p text:style-name="P20"><text:s text:c="4"/>&lt;script src="http://ajax.googleapis.com/ajax/libs/angularjs/1.0.7/angular.min.js"&gt;&lt;/script&gt;</text:p>
      <text:p text:style-name="P20"><text:s text:c="2"/>&lt;/head&gt;</text:p>
      <text:p text:style-name="P20"><text:s text:c="2"/>&lt;body <text:span text:style-name="T3">ng-controller</text:span>='<text:span text:style-name="T8">SimpleController</text:span>'&gt;</text:p>
      <text:p text:style-name="P20"><text:s text:c="4"/></text:p>
      <text:p text:style-name="P20"><text:s text:c="4"/>&lt;input type='text' <text:span text:style-name="T3">ng-model</text:span>='name'&gt;</text:p>
      <text:p text:style-name="P20"><text:s text:c="4"/>&lt;input type='button' value='Adicionar' <text:span text:style-name="T3">ng-click</text:span>='addName()'&gt;</text:p>
      <text:p text:style-name="P20"><text:s/></text:p>
      <text:p text:style-name="P20"><text:s text:c="4"/>&lt;table&gt;</text:p>
      <text:p text:style-name="P20"><text:s text:c="6"/>&lt;tr <text:span text:style-name="T3">ng-repeat</text:span>="pessoa in bairroDoLimoeiro"&gt;</text:p>
      <text:p text:style-name="P20"><text:s text:c="8"/>&lt;td&gt;{{pessoa}}&lt;/td&gt;</text:p>
      <text:p text:style-name="P20"><text:s text:c="6"/>&lt;/tr&gt;</text:p>
      <text:p text:style-name="P20"><text:s text:c="4"/>&lt;/table&gt;</text:p>
      <text:p text:style-name="P20"><text:s/></text:p>
      <text:p text:style-name="P20"><text:s text:c="4"/>&lt;script&gt;</text:p>
      <text:p text:style-name="P20"><text:s text:c="6"/>var module = angular.module('<text:span text:style-name="T7">AngularIntro</text:span>', []);</text:p>
      <text:p text:style-name="P20"><text:s text:c="6"/></text:p>
      <text:p text:style-name="P20"><text:s text:c="5"/><text:span text:style-name="T3"><text:s/>module.factory('</text:span><text:span text:style-name="T4">simpleService</text:span><text:span text:style-name="T3">', function(){</text:span></text:p>
      <text:p text:style-name="P20"><text:s text:c="8"/>var service = {};</text:p>
      <text:p text:style-name="P20"><text:s text:c="8"/>service.nameList = ['Mônica', 'Magali', 'Cascão', 'Cebolinha']; </text:p>
      <text:p text:style-name="P20"><text:s/></text:p>
      <text:p text:style-name="P20"><text:s text:c="8"/>service.addName = function(name){</text:p>
      <text:p text:style-name="P20"><text:s text:c="10"/>if(service.nameList.indexOf(name) == -1)</text:p>
      <text:p text:style-name="P20"><text:s text:c="12"/>service.nameList.push(name); </text:p>
      <text:p text:style-name="P20"><text:s text:c="8"/>}</text:p>
      <text:p text:style-name="P20"><text:s/></text:p>
      <text:p text:style-name="P20"><text:s text:c="8"/>return service;</text:p>
      <text:p text:style-name="P20"><text:s text:c="6"/>})</text:p>
      <text:p text:style-name="P20"><text:s/></text:p>
      <text:p text:style-name="P20"><text:s text:c="6"/>module.controller('<text:span text:style-name="T8">SimpleController</text:span>', function($scope, simpleService){</text:p>
      <text:p text:style-name="P20"><text:s text:c="8"/>$scope.bairroDoLimoeiro = simpleService.nameList; </text:p>
      <text:p text:style-name="P20"><text:s text:c="8"/>$scope.addName = function(){</text:p>
      <text:p text:style-name="P20"><text:s text:c="10"/>simpleService.addName($scope.name);</text:p>
      <text:p text:style-name="P20"><text:s text:c="10"/>$scope.name = '';</text:p>
      <text:p text:style-name="P20"><text:s text:c="8"/>}</text:p>
      <text:p text:style-name="P20"><text:s text:c="6"/>});</text:p>
      <text:p text:style-name="P20"><text:s text:c="4"/>&lt;/script&gt;</text:p>
      <text:p text:style-name="P20"><text:s/></text:p>
      <text:p text:style-name="P20"><text:s text:c="2"/>&lt;/body&gt;</text:p>
      <text:p text:style-name="P21">&lt;/html&gt;</text:p>
      <text:p text:style-name="P12">Avisar o módulo sobre a existência da Service com a função</text:p>
      <text:p text:style-name="P15">module.factory('serviceName', function(){});</text:p>
      <text:p text:style-name="P12">Assim, o controller ficou mais limpo deixando a lógica de adicionar novos nomes ao Service.</text:p>
      <text:p text:style-name="P12">Obs: Controller não precisa conhecer suas dependências pois são injetadas diretamente nele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08:33:40.593000000</meta:creation-date>
    <dc:date>2016-08-16T12:39:55.325000000</dc:date>
    <meta:editing-duration>PT3H23M21S</meta:editing-duration>
    <meta:editing-cycles>3</meta:editing-cycles>
    <meta:generator>LibreOffice/4.4.3.2$Windows_x86 LibreOffice_project/88805f81e9fe61362df02b9941de8e38a9b5fd16</meta:generator>
    <meta:document-statistic meta:table-count="0" meta:image-count="0" meta:object-count="0" meta:page-count="4" meta:paragraph-count="178" meta:word-count="626" meta:character-count="6177" meta:non-whitespace-character-count="5063"/>
  </office:meta>
</office:document-meta>
</file>